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193in"/>
    </style:style>
    <style:style style:name="co2" style:family="table-column">
      <style:table-column-properties fo:break-before="auto" style:column-width="0.3717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3791in"/>
    </style:style>
    <style:style style:name="co5" style:family="table-column">
      <style:table-column-properties fo:break-before="auto" style:column-width="0.4335in"/>
    </style:style>
    <style:style style:name="co6" style:family="table-column">
      <style:table-column-properties fo:break-before="auto" style:column-width="0.4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rdu-weather-histor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prcp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wd</text:p>
          </table:table-cell>
          <table:table-cell office:value-type="string" calcext:value-type="string">
            <text:p>awnd</text:p>
          </table:table-cell>
        </table:table-row>
        <table:table-row table:style-name="ro1">
          <table:table-cell office:value-type="date" office:date-value="2017-01-12" calcext:value-type="date">
            <text:p>2017-01-1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7-05-16" calcext:value-type="date">
            <text:p>2017-05-1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06-24" calcext:value-type="date">
            <text:p>2017-06-24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7-07-03" calcext:value-type="date">
            <text:p>2017-07-03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8-05" calcext:value-type="date">
            <text:p>2017-08-05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7-11-12" calcext:value-type="date">
            <text:p>2017-11-1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12-24" calcext:value-type="date">
            <text:p>2017-12-2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8-01-16" calcext:value-type="date">
            <text:p>2018-01-1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8-03-06" calcext:value-type="date">
            <text:p>2018-03-0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3-16" calcext:value-type="date">
            <text:p>2018-03-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4-05" calcext:value-type="date">
            <text:p>2018-04-0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05-10" calcext:value-type="date">
            <text:p>2018-05-10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8-06-04" calcext:value-type="date">
            <text:p>2018-06-04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7-12" calcext:value-type="date">
            <text:p>2018-07-1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9-12" calcext:value-type="date">
            <text:p>2018-09-12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10-28" calcext:value-type="date">
            <text:p>2018-10-28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8-10-31" calcext:value-type="date">
            <text:p>2018-10-3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8-11-30" calcext:value-type="date">
            <text:p>2018-11-30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12-24" calcext:value-type="date">
            <text:p>2018-12-24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12-27" calcext:value-type="date">
            <text:p>2018-12-27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4-22" calcext:value-type="date">
            <text:p>2019-04-22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9-05-14" calcext:value-type="date">
            <text:p>2019-05-14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05-21" calcext:value-type="date">
            <text:p>2019-05-2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7-07" calcext:value-type="date">
            <text:p>2019-07-07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07-14" calcext:value-type="date">
            <text:p>2019-07-1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9-07-21" calcext:value-type="date">
            <text:p>2019-07-2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9-08-10" calcext:value-type="date">
            <text:p>2019-08-10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7-01-08" calcext:value-type="date">
            <text:p>2017-01-0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17-04-11" calcext:value-type="date">
            <text:p>2017-04-11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17-04-25" calcext:value-type="date">
            <text:p>2017-04-2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7-05-23" calcext:value-type="date">
            <text:p>2017-05-2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6-04" calcext:value-type="date">
            <text:p>2017-06-04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7-07-02" calcext:value-type="date">
            <text:p>2017-07-02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7-10-30" calcext:value-type="date">
            <text:p>2017-10-30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12-03" calcext:value-type="date">
            <text:p>2017-12-0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7-12-26" calcext:value-type="date">
            <text:p>2017-12-2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7-12-28" calcext:value-type="date">
            <text:p>2017-12-2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7-12-29" calcext:value-type="date">
            <text:p>2017-12-2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7-12-30" calcext:value-type="date">
            <text:p>2017-12-3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1-17" calcext:value-type="date">
            <text:p>2018-01-1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8-07-01" calcext:value-type="date">
            <text:p>2018-07-01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3-10" calcext:value-type="date">
            <text:p>2019-03-1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9-03-20" calcext:value-type="date">
            <text:p>2019-03-2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06-13" calcext:value-type="date">
            <text:p>2019-06-13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12-12" calcext:value-type="date">
            <text:p>2019-12-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7-01-10" calcext:value-type="date">
            <text:p>2017-01-1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17-03-09" calcext:value-type="date">
            <text:p>2017-03-09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9-16" calcext:value-type="date">
            <text:p>2017-09-16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09-17" calcext:value-type="date">
            <text:p>2017-09-1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09-23" calcext:value-type="date">
            <text:p>2017-09-23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11-11" calcext:value-type="date">
            <text:p>2017-11-1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1-11" calcext:value-type="date">
            <text:p>2018-01-1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date" office:date-value="2018-03-08" calcext:value-type="date">
            <text:p>2018-03-08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3-09" calcext:value-type="date">
            <text:p>2018-03-0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date" office:date-value="2018-03-23" calcext:value-type="date">
            <text:p>2018-03-2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date" office:date-value="2018-03-27" calcext:value-type="date">
            <text:p>2018-03-2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04-03" calcext:value-type="date">
            <text:p>2018-04-0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5-02" calcext:value-type="date">
            <text:p>2018-05-02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18-06-11" calcext:value-type="date">
            <text:p>2018-06-11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7-05" calcext:value-type="date">
            <text:p>2018-07-05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8-22" calcext:value-type="date">
            <text:p>2018-08-2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9-16" calcext:value-type="date">
            <text:p>2018-09-1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date" office:date-value="2018-11-12" calcext:value-type="date">
            <text:p>2018-11-1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9-01-30" calcext:value-type="date">
            <text:p>2019-01-3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9-03-29" calcext:value-type="date">
            <text:p>2019-03-29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9-04-24" calcext:value-type="date">
            <text:p>2019-04-24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0.79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2-24" calcext:value-type="date">
            <text:p>2017-02-24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05-20" calcext:value-type="date">
            <text:p>2017-05-20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7-06-02" calcext:value-type="date">
            <text:p>2017-06-02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08-13" calcext:value-type="date">
            <text:p>2017-08-13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7-10-21" calcext:value-type="date">
            <text:p>2017-10-2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7-10-31" calcext:value-type="date">
            <text:p>2017-10-3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7-11-23" calcext:value-type="date">
            <text:p>2017-11-2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03-17" calcext:value-type="date">
            <text:p>2018-03-17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8-04-19" calcext:value-type="date">
            <text:p>2018-04-1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8-04-22" calcext:value-type="date">
            <text:p>2018-04-22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5-09" calcext:value-type="date">
            <text:p>2018-05-09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5-12" calcext:value-type="date">
            <text:p>2018-05-12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8-06-14" calcext:value-type="date">
            <text:p>2018-06-14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7-09" calcext:value-type="date">
            <text:p>2018-07-09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07-15" calcext:value-type="date">
            <text:p>2018-07-15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8-07-28" calcext:value-type="date">
            <text:p>2018-07-28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07-29" calcext:value-type="date">
            <text:p>2018-07-29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08-25" calcext:value-type="date">
            <text:p>2018-08-2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08-29" calcext:value-type="date">
            <text:p>2018-08-29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8-09-27" calcext:value-type="date">
            <text:p>2018-09-27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11-25" calcext:value-type="date">
            <text:p>2018-11-2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12-01" calcext:value-type="date">
            <text:p>2018-12-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12-15" calcext:value-type="date">
            <text:p>2018-12-1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1-18" calcext:value-type="date">
            <text:p>2019-01-1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01-24" calcext:value-type="date">
            <text:p>2019-01-2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9-01-28" calcext:value-type="date">
            <text:p>2019-01-2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1-29" calcext:value-type="date">
            <text:p>2019-01-2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9-02-11" calcext:value-type="date">
            <text:p>2019-02-1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2-22" calcext:value-type="date">
            <text:p>2019-02-2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4-29" calcext:value-type="date">
            <text:p>2019-04-2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7-01-15" calcext:value-type="date">
            <text:p>2017-01-1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02-09" calcext:value-type="date">
            <text:p>2017-02-0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4-08" calcext:value-type="date">
            <text:p>2017-04-08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7-07-23" calcext:value-type="date">
            <text:p>2017-07-23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7-12-02" calcext:value-type="date">
            <text:p>2017-12-0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.33" calcext:value-type="float">
            <text:p>1.3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2-11" calcext:value-type="date">
            <text:p>2018-02-1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date" office:date-value="2018-02-14" calcext:value-type="date">
            <text:p>2018-02-1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8-05-06" calcext:value-type="date">
            <text:p>2018-05-06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10-29" calcext:value-type="date">
            <text:p>2018-10-29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1-20" calcext:value-type="date">
            <text:p>2019-01-2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19-03-23" calcext:value-type="date">
            <text:p>2019-03-23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04-01" calcext:value-type="date">
            <text:p>2019-04-0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7-09" calcext:value-type="date">
            <text:p>2019-07-0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8-04" calcext:value-type="date">
            <text:p>2019-08-0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9-11-27" calcext:value-type="date">
            <text:p>2019-11-27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1-10" calcext:value-type="date">
            <text:p>2020-01-10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19-12-16" calcext:value-type="date">
            <text:p>2019-12-16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12-18" calcext:value-type="date">
            <text:p>2019-12-1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" calcext:value-type="float">
            <text:p>17.22</text:p>
          </table:table-cell>
        </table:table-row>
        <table:table-row table:style-name="ro1">
          <table:table-cell office:value-type="date" office:date-value="2017-04-24" calcext:value-type="date">
            <text:p>2017-04-2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7-05-24" calcext:value-type="date">
            <text:p>2017-05-2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7-06" calcext:value-type="date">
            <text:p>2017-07-06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7-29" calcext:value-type="date">
            <text:p>2017-07-29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7-08-06" calcext:value-type="date">
            <text:p>2017-08-06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8-01-21" calcext:value-type="date">
            <text:p>2018-01-21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8-02-12" calcext:value-type="date">
            <text:p>2018-02-1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8-03-31" calcext:value-type="date">
            <text:p>2018-03-31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5-21" calcext:value-type="date">
            <text:p>2018-05-21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5-29" calcext:value-type="date">
            <text:p>2018-05-2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6-05" calcext:value-type="date">
            <text:p>2018-06-05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8-07-04" calcext:value-type="date">
            <text:p>2018-07-04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09-03" calcext:value-type="date">
            <text:p>2018-09-03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8-10-14" calcext:value-type="date">
            <text:p>2018-10-14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11-28" calcext:value-type="date">
            <text:p>2018-11-2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01-14" calcext:value-type="date">
            <text:p>2019-01-1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2-09" calcext:value-type="date">
            <text:p>2019-02-0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03-24" calcext:value-type="date">
            <text:p>2019-03-24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6-17" calcext:value-type="date">
            <text:p>2019-06-17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9-08-24" calcext:value-type="date">
            <text:p>2019-08-2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9-09-09" calcext:value-type="date">
            <text:p>2019-09-0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11-20" calcext:value-type="date">
            <text:p>2019-11-20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12-20" calcext:value-type="date">
            <text:p>2019-12-2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12-30" calcext:value-type="date">
            <text:p>2019-12-30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date" office:date-value="2017-02-18" calcext:value-type="date">
            <text:p>2017-02-18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6-06" calcext:value-type="date">
            <text:p>2017-06-06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6-22" calcext:value-type="date">
            <text:p>2017-06-2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4-06" calcext:value-type="date">
            <text:p>2017-04-0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1" calcext:value-type="float">
            <text:p>15.21</text:p>
          </table:table-cell>
        </table:table-row>
        <table:table-row table:style-name="ro1">
          <table:table-cell office:value-type="date" office:date-value="2017-05-19" calcext:value-type="date">
            <text:p>2017-05-19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7-06-14" calcext:value-type="date">
            <text:p>2017-06-14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9-30" calcext:value-type="date">
            <text:p>2017-09-3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1-08" calcext:value-type="date">
            <text:p>2018-01-0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01-12" calcext:value-type="date">
            <text:p>2018-01-1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8-02-18" calcext:value-type="date">
            <text:p>2018-02-1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02-23" calcext:value-type="date">
            <text:p>2018-02-23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2-26" calcext:value-type="date">
            <text:p>2018-02-26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02-01" calcext:value-type="date">
            <text:p>2018-02-0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18-02-13" calcext:value-type="date">
            <text:p>2018-02-1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2-21" calcext:value-type="date">
            <text:p>2018-02-2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8-05-04" calcext:value-type="date">
            <text:p>2018-05-0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date" office:date-value="2018-06-10" calcext:value-type="date">
            <text:p>2018-06-10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6-25" calcext:value-type="date">
            <text:p>2018-06-25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08-08" calcext:value-type="date">
            <text:p>2018-08-08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8-09-02" calcext:value-type="date">
            <text:p>2018-09-0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10-20" calcext:value-type="date">
            <text:p>2018-10-2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10-26" calcext:value-type="date">
            <text:p>2018-10-2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11-13" calcext:value-type="date">
            <text:p>2018-11-1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11-19" calcext:value-type="date">
            <text:p>2018-11-1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2-13" calcext:value-type="date">
            <text:p>2019-02-1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9-04-05" calcext:value-type="date">
            <text:p>2019-04-0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9-04" calcext:value-type="date">
            <text:p>2019-09-0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9-14" calcext:value-type="date">
            <text:p>2019-09-14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9-11-17" calcext:value-type="date">
            <text:p>2019-11-1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8" calcext:value-type="float">
            <text:p>15.88</text:p>
          </table:table-cell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date" office:date-value="2018-08-06" calcext:value-type="date">
            <text:p>2018-08-06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06-11" calcext:value-type="date">
            <text:p>2019-06-1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9-06-15" calcext:value-type="date">
            <text:p>2019-06-15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9-07" calcext:value-type="date">
            <text:p>2019-09-07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9-12-28" calcext:value-type="date">
            <text:p>2019-12-2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date" office:date-value="2018-11-01" calcext:value-type="date">
            <text:p>2018-11-0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date" office:date-value="2018-11-27" calcext:value-type="date">
            <text:p>2018-11-2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01-06" calcext:value-type="date">
            <text:p>2019-01-0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3-04" calcext:value-type="date">
            <text:p>2019-03-0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05-28" calcext:value-type="date">
            <text:p>2019-05-28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11-05" calcext:value-type="date">
            <text:p>2019-11-05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9-11-23" calcext:value-type="date">
            <text:p>2019-11-2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01-28" calcext:value-type="date">
            <text:p>2017-01-2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8-05-23" calcext:value-type="date">
            <text:p>2018-05-23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07-17" calcext:value-type="date">
            <text:p>2018-07-17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8-07-27" calcext:value-type="date">
            <text:p>2018-07-27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08-15" calcext:value-type="date">
            <text:p>2018-08-1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9-01-02" calcext:value-type="date">
            <text:p>2019-01-0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1-04" calcext:value-type="date">
            <text:p>2019-01-04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9-01-09" calcext:value-type="date">
            <text:p>2019-01-0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19-02-20" calcext:value-type="date">
            <text:p>2019-02-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4-28" calcext:value-type="date">
            <text:p>2019-04-2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9-05-25" calcext:value-type="date">
            <text:p>2019-05-2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08-12" calcext:value-type="date">
            <text:p>2019-08-1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9-11-19" calcext:value-type="date">
            <text:p>2019-11-1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9-12-08" calcext:value-type="date">
            <text:p>2019-12-0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12-14" calcext:value-type="date">
            <text:p>2019-12-1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date" office:date-value="2019-12-31" calcext:value-type="date">
            <text:p>2019-12-3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21" calcext:value-type="float">
            <text:p>15.21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1-14" calcext:value-type="date">
            <text:p>2017-01-14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7-03-05" calcext:value-type="date">
            <text:p>2017-03-0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7-03-12" calcext:value-type="date">
            <text:p>2017-03-1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03-18" calcext:value-type="date">
            <text:p>2017-03-1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7-06-21" calcext:value-type="date">
            <text:p>2017-06-21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8-26" calcext:value-type="date">
            <text:p>2017-08-26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7-11-10" calcext:value-type="date">
            <text:p>2017-11-1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12-22" calcext:value-type="date">
            <text:p>2017-12-22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12-23" calcext:value-type="date">
            <text:p>2017-12-2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date" office:date-value="2018-01-02" calcext:value-type="date">
            <text:p>2018-01-0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01-06" calcext:value-type="date">
            <text:p>2018-01-0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01-31" calcext:value-type="date">
            <text:p>2018-01-3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2-22" calcext:value-type="date">
            <text:p>2018-02-22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8-04-16" calcext:value-type="date">
            <text:p>2018-04-16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date" office:date-value="2018-04-23" calcext:value-type="date">
            <text:p>2018-04-2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18-04-28" calcext:value-type="date">
            <text:p>2018-04-28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5-05" calcext:value-type="date">
            <text:p>2018-05-05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8-05-20" calcext:value-type="date">
            <text:p>2018-05-20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06-13" calcext:value-type="date">
            <text:p>2018-06-13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8-08-16" calcext:value-type="date">
            <text:p>2018-08-1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09-09" calcext:value-type="date">
            <text:p>2018-09-09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12-11" calcext:value-type="date">
            <text:p>2018-12-1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12-13" calcext:value-type="date">
            <text:p>2018-12-1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8-12-23" calcext:value-type="date">
            <text:p>2018-12-23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2-17" calcext:value-type="date">
            <text:p>2019-02-1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04-06" calcext:value-type="date">
            <text:p>2019-04-0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6-16" calcext:value-type="date">
            <text:p>2019-06-1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7-10" calcext:value-type="date">
            <text:p>2019-07-10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9-08-25" calcext:value-type="date">
            <text:p>2019-08-2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11-25" calcext:value-type="date">
            <text:p>2019-11-25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9-12-15" calcext:value-type="date">
            <text:p>2019-12-1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12-25" calcext:value-type="date">
            <text:p>2019-12-2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05" calcext:value-type="float">
            <text:p>0.05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5-05" calcext:value-type="date">
            <text:p>2017-05-05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8" calcext:value-type="float">
            <text:p>15.88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6-07" calcext:value-type="date">
            <text:p>2017-06-0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date" office:date-value="2017-06-19" calcext:value-type="date">
            <text:p>2017-06-1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10-01" calcext:value-type="date">
            <text:p>2017-10-01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10-22" calcext:value-type="date">
            <text:p>2017-10-22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1-05" calcext:value-type="date">
            <text:p>2018-01-0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1-18" calcext:value-type="date">
            <text:p>2018-01-1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3-19" calcext:value-type="date">
            <text:p>2018-03-1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3-28" calcext:value-type="date">
            <text:p>2018-03-28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8-04-07" calcext:value-type="date">
            <text:p>2018-04-07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05-16" calcext:value-type="date">
            <text:p>2018-05-16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5-31" calcext:value-type="date">
            <text:p>2018-05-31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8-06-22" calcext:value-type="date">
            <text:p>2018-06-22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8-10-06" calcext:value-type="date">
            <text:p>2018-10-06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11-07" calcext:value-type="date">
            <text:p>2018-11-0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19-04-08" calcext:value-type="date">
            <text:p>2019-04-0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9-04-12" calcext:value-type="date">
            <text:p>2019-04-1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9-04-23" calcext:value-type="date">
            <text:p>2019-04-23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04-30" calcext:value-type="date">
            <text:p>2019-04-3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17-01-17" calcext:value-type="date">
            <text:p>2017-01-17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7-02-13" calcext:value-type="date">
            <text:p>2017-02-1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02-15" calcext:value-type="date">
            <text:p>2017-02-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7-03-19" calcext:value-type="date">
            <text:p>2017-03-1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03-21" calcext:value-type="date">
            <text:p>2017-03-21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4-19" calcext:value-type="date">
            <text:p>2017-04-1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04-29" calcext:value-type="date">
            <text:p>2017-04-2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17-05-14" calcext:value-type="date">
            <text:p>2017-05-14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07-07" calcext:value-type="date">
            <text:p>2017-07-07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7-07-09" calcext:value-type="date">
            <text:p>2017-07-09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7-09-10" calcext:value-type="date">
            <text:p>2017-09-10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7-11-15" calcext:value-type="date">
            <text:p>2017-11-1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11-17" calcext:value-type="date">
            <text:p>2017-11-17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12-16" calcext:value-type="date">
            <text:p>2017-12-1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12-19" calcext:value-type="date">
            <text:p>2017-12-19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2-04" calcext:value-type="date">
            <text:p>2018-02-04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8-04-02" calcext:value-type="date">
            <text:p>2018-04-02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8-04-29" calcext:value-type="date">
            <text:p>2018-04-2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5-19" calcext:value-type="date">
            <text:p>2018-05-1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8-06-09" calcext:value-type="date">
            <text:p>2018-06-09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8-28" calcext:value-type="date">
            <text:p>2018-08-2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8-09-23" calcext:value-type="date">
            <text:p>2018-09-2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10-02" calcext:value-type="date">
            <text:p>2018-10-02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10-05" calcext:value-type="date">
            <text:p>2018-10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11-11" calcext:value-type="date">
            <text:p>2018-11-1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12-31" calcext:value-type="date">
            <text:p>2018-12-31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01-08" calcext:value-type="date">
            <text:p>2019-01-08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9-02-06" calcext:value-type="date">
            <text:p>2019-02-06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9-02-08" calcext:value-type="date">
            <text:p>2019-02-08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11-30" calcext:value-type="date">
            <text:p>2019-11-3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9-01-31" calcext:value-type="date">
            <text:p>2019-01-3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03-30" calcext:value-type="date">
            <text:p>2019-03-30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9-04-15" calcext:value-type="date">
            <text:p>2019-04-1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19-04-27" calcext:value-type="date">
            <text:p>2019-04-27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12-09" calcext:value-type="date">
            <text:p>2019-12-0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17-02-23" calcext:value-type="date">
            <text:p>2017-02-2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7-03-07" calcext:value-type="date">
            <text:p>2017-03-07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6-27" calcext:value-type="date">
            <text:p>2017-06-2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7-04" calcext:value-type="date">
            <text:p>2017-07-04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1-25" calcext:value-type="date">
            <text:p>2018-01-2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8-02-10" calcext:value-type="date">
            <text:p>2018-02-1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5-07" calcext:value-type="date">
            <text:p>2018-05-07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7-14" calcext:value-type="date">
            <text:p>2018-07-1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08-14" calcext:value-type="date">
            <text:p>2018-08-14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9-01-26" calcext:value-type="date">
            <text:p>2019-01-2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9-01-27" calcext:value-type="date">
            <text:p>2019-01-2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02-01" calcext:value-type="date">
            <text:p>2019-02-0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4-18" calcext:value-type="date">
            <text:p>2019-04-18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9-05-31" calcext:value-type="date">
            <text:p>2019-05-31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9-06-01" calcext:value-type="date">
            <text:p>2019-06-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06-07" calcext:value-type="date">
            <text:p>2019-06-0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9" calcext:value-type="float">
            <text:p>14.09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8-17" calcext:value-type="date">
            <text:p>2018-08-17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8-08-23" calcext:value-type="date">
            <text:p>2018-08-2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9-29" calcext:value-type="date">
            <text:p>2018-09-29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5-11" calcext:value-type="date">
            <text:p>2019-05-11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9-06-12" calcext:value-type="date">
            <text:p>2019-06-12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07-15" calcext:value-type="date">
            <text:p>2019-07-1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09-10" calcext:value-type="date">
            <text:p>2019-09-1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1-20" calcext:value-type="date">
            <text:p>2017-01-20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01-30" calcext:value-type="date">
            <text:p>2017-01-3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2-10" calcext:value-type="date">
            <text:p>2017-02-1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3-23" calcext:value-type="date">
            <text:p>2017-03-2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8-01-27" calcext:value-type="date">
            <text:p>2018-01-2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8-04-26" calcext:value-type="date">
            <text:p>2018-04-26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8-11-06" calcext:value-type="date">
            <text:p>2018-11-0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8-11-29" calcext:value-type="date">
            <text:p>2018-11-2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2-16" calcext:value-type="date">
            <text:p>2019-02-1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02-19" calcext:value-type="date">
            <text:p>2019-02-1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9-02-24" calcext:value-type="date">
            <text:p>2019-02-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9-03-19" calcext:value-type="date">
            <text:p>2019-03-1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9-03-26" calcext:value-type="date">
            <text:p>2019-03-2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19-05-27" calcext:value-type="date">
            <text:p>2019-05-27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6-09" calcext:value-type="date">
            <text:p>2019-06-0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6-10" calcext:value-type="date">
            <text:p>2019-06-10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11-09" calcext:value-type="date">
            <text:p>2019-11-0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9-11-10" calcext:value-type="date">
            <text:p>2019-11-10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3-24" calcext:value-type="date">
            <text:p>2017-03-24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7-05-07" calcext:value-type="date">
            <text:p>2017-05-0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7-12" calcext:value-type="date">
            <text:p>2017-07-12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11-14" calcext:value-type="date">
            <text:p>2017-11-1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8-01-10" calcext:value-type="date">
            <text:p>2018-01-1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05-28" calcext:value-type="date">
            <text:p>2018-05-2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8-06-28" calcext:value-type="date">
            <text:p>2018-06-28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8-19" calcext:value-type="date">
            <text:p>2018-08-19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9-07" calcext:value-type="date">
            <text:p>2018-09-0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10-22" calcext:value-type="date">
            <text:p>2018-10-2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11-22" calcext:value-type="date">
            <text:p>2018-11-22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3-09" calcext:value-type="date">
            <text:p>2019-03-0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5-06" calcext:value-type="date">
            <text:p>2019-05-06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5-30" calcext:value-type="date">
            <text:p>2019-05-30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7-08" calcext:value-type="date">
            <text:p>2019-07-0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date" office:date-value="2017-01-29" calcext:value-type="date">
            <text:p>2017-01-2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17-04-30" calcext:value-type="date">
            <text:p>2017-04-3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03-07" calcext:value-type="date">
            <text:p>2019-03-0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9-03-22" calcext:value-type="date">
            <text:p>2019-03-22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12-21" calcext:value-type="date">
            <text:p>2017-12-2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12-27" calcext:value-type="date">
            <text:p>2017-12-2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1-22" calcext:value-type="date">
            <text:p>2018-01-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6-30" calcext:value-type="date">
            <text:p>2019-06-30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9-12-11" calcext:value-type="date">
            <text:p>2019-12-1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12-27" calcext:value-type="date">
            <text:p>2019-12-27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2-11" calcext:value-type="date">
            <text:p>2017-02-11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17-04-13" calcext:value-type="date">
            <text:p>2017-04-13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7-11-13" calcext:value-type="date">
            <text:p>2017-11-1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01-09" calcext:value-type="date">
            <text:p>2018-01-09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02-08" calcext:value-type="date">
            <text:p>2018-02-0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8-03-24" calcext:value-type="date">
            <text:p>2018-03-2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.91" calcext:value-type="float">
            <text:p>0.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04-12" calcext:value-type="date">
            <text:p>2018-04-12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date" office:date-value="2018-06-03" calcext:value-type="date">
            <text:p>2018-06-03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7-22" calcext:value-type="date">
            <text:p>2018-07-22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10-09" calcext:value-type="date">
            <text:p>2018-10-09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8-11-20" calcext:value-type="date">
            <text:p>2018-11-2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1-12" calcext:value-type="date">
            <text:p>2019-01-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9-03-01" calcext:value-type="date">
            <text:p>2019-03-0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05-15" calcext:value-type="date">
            <text:p>2019-05-15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7-22" calcext:value-type="date">
            <text:p>2019-07-22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.96" calcext:value-type="float">
            <text:p>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date" office:date-value="2017-05-26" calcext:value-type="date">
            <text:p>2017-05-26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7-06-11" calcext:value-type="date">
            <text:p>2017-06-11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1-14" calcext:value-type="date">
            <text:p>2018-01-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4-27" calcext:value-type="date">
            <text:p>2018-04-2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5-14" calcext:value-type="date">
            <text:p>2018-05-14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05-18" calcext:value-type="date">
            <text:p>2018-05-18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8-06-07" calcext:value-type="date">
            <text:p>2018-06-0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6-18" calcext:value-type="date">
            <text:p>2018-06-18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6-20" calcext:value-type="date">
            <text:p>2018-06-20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6-24" calcext:value-type="date">
            <text:p>2018-06-24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7-16" calcext:value-type="date">
            <text:p>2018-07-16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07-21" calcext:value-type="date">
            <text:p>2018-07-21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9-28" calcext:value-type="date">
            <text:p>2018-09-28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11-05" calcext:value-type="date">
            <text:p>2018-11-0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4-20" calcext:value-type="date">
            <text:p>2019-04-2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date" office:date-value="2019-08-31" calcext:value-type="date">
            <text:p>2019-08-3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11-04" calcext:value-type="date">
            <text:p>2019-11-04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9-11-29" calcext:value-type="date">
            <text:p>2019-11-2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date" office:date-value="2017-01-27" calcext:value-type="date">
            <text:p>2017-01-2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7-03-14" calcext:value-type="date">
            <text:p>2017-03-1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6-26" calcext:value-type="date">
            <text:p>2017-06-26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1-13" calcext:value-type="date">
            <text:p>2018-01-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8-01-15" calcext:value-type="date">
            <text:p>2018-01-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6-29" calcext:value-type="date">
            <text:p>2017-06-29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8-03-01" calcext:value-type="date">
            <text:p>2018-03-0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8-04-30" calcext:value-type="date">
            <text:p>2018-04-3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05-15" calcext:value-type="date">
            <text:p>2018-05-15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8-11" calcext:value-type="date">
            <text:p>2018-08-11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9-24" calcext:value-type="date">
            <text:p>2018-09-2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11-17" calcext:value-type="date">
            <text:p>2018-11-1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19-01-23" calcext:value-type="date">
            <text:p>2019-01-2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4-11" calcext:value-type="date">
            <text:p>2019-04-1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9-05-08" calcext:value-type="date">
            <text:p>2019-05-08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05-16" calcext:value-type="date">
            <text:p>2019-05-1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7-12-31" calcext:value-type="date">
            <text:p>2017-12-3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18-03-18" calcext:value-type="date">
            <text:p>2018-03-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8-03-21" calcext:value-type="date">
            <text:p>2018-03-2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03-26" calcext:value-type="date">
            <text:p>2018-03-2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17-01-02" calcext:value-type="date">
            <text:p>2017-01-0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7-01-06" calcext:value-type="date">
            <text:p>2017-01-06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1-22" calcext:value-type="date">
            <text:p>2017-01-2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2-14" calcext:value-type="date">
            <text:p>2017-02-1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4-04" calcext:value-type="date">
            <text:p>2017-04-0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date" office:date-value="2017-05-10" calcext:value-type="date">
            <text:p>2017-05-10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6-10" calcext:value-type="date">
            <text:p>2017-06-10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6-30" calcext:value-type="date">
            <text:p>2017-06-30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10-03" calcext:value-type="date">
            <text:p>2017-10-0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7-10-15" calcext:value-type="date">
            <text:p>2017-10-15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7-11-06" calcext:value-type="date">
            <text:p>2017-11-0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2-03" calcext:value-type="date">
            <text:p>2018-02-0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02-09" calcext:value-type="date">
            <text:p>2018-02-09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02-28" calcext:value-type="date">
            <text:p>2018-02-2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6-02" calcext:value-type="date">
            <text:p>2018-06-02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7-02" calcext:value-type="date">
            <text:p>2018-07-02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8-07-26" calcext:value-type="date">
            <text:p>2018-07-2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9-15" calcext:value-type="date">
            <text:p>2018-09-1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8" calcext:value-type="float">
            <text:p>15.88</text:p>
          </table:table-cell>
        </table:table-row>
        <table:table-row table:style-name="ro1">
          <table:table-cell office:value-type="date" office:date-value="2018-11-08" calcext:value-type="date">
            <text:p>2018-11-08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9-03-18" calcext:value-type="date">
            <text:p>2019-03-1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06-02" calcext:value-type="date">
            <text:p>2019-06-02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12-29" calcext:value-type="date">
            <text:p>2019-12-29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7-05-08" calcext:value-type="date">
            <text:p>2017-05-08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5-28" calcext:value-type="date">
            <text:p>2017-05-28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9-09" calcext:value-type="date">
            <text:p>2017-09-0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7-11-04" calcext:value-type="date">
            <text:p>2017-11-0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8-05-27" calcext:value-type="date">
            <text:p>2018-05-27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8-07-13" calcext:value-type="date">
            <text:p>2018-07-1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8-24" calcext:value-type="date">
            <text:p>2018-08-24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9-30" calcext:value-type="date">
            <text:p>2018-09-3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11-09" calcext:value-type="date">
            <text:p>2018-11-0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12-29" calcext:value-type="date">
            <text:p>2018-12-29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1-05" calcext:value-type="date">
            <text:p>2019-01-0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9-01-22" calcext:value-type="date">
            <text:p>2019-01-2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2-02" calcext:value-type="date">
            <text:p>2019-02-02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5-26" calcext:value-type="date">
            <text:p>2019-05-2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6-08" calcext:value-type="date">
            <text:p>2019-06-0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7-02-19" calcext:value-type="date">
            <text:p>2017-02-19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3-04" calcext:value-type="date">
            <text:p>2017-03-04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7-04-23" calcext:value-type="date">
            <text:p>2017-04-2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17-05-06" calcext:value-type="date">
            <text:p>2017-05-0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7-05-21" calcext:value-type="date">
            <text:p>2017-05-21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6-23" calcext:value-type="date">
            <text:p>2017-06-2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7-09-24" calcext:value-type="date">
            <text:p>2017-09-24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02-24" calcext:value-type="date">
            <text:p>2018-02-2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18-02-27" calcext:value-type="date">
            <text:p>2018-02-2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8-03-05" calcext:value-type="date">
            <text:p>2018-03-0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3-07" calcext:value-type="date">
            <text:p>2018-03-0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4-18" calcext:value-type="date">
            <text:p>2018-04-1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9-05-02" calcext:value-type="date">
            <text:p>2019-05-0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9-07-01" calcext:value-type="date">
            <text:p>2019-07-0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12-24" calcext:value-type="date">
            <text:p>2019-12-2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.36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date" office:date-value="2017-01-16" calcext:value-type="date">
            <text:p>2017-01-1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1-23" calcext:value-type="date">
            <text:p>2017-01-2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7-02-25" calcext:value-type="date">
            <text:p>2017-02-2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17-02-26" calcext:value-type="date">
            <text:p>2017-02-2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3-02" calcext:value-type="date">
            <text:p>2017-03-0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3-20" calcext:value-type="date">
            <text:p>2017-03-2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7-04-18" calcext:value-type="date">
            <text:p>2017-04-18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7-11-24" calcext:value-type="date">
            <text:p>2017-11-2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7-12-25" calcext:value-type="date">
            <text:p>2017-12-2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2-06" calcext:value-type="date">
            <text:p>2018-02-0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02-19" calcext:value-type="date">
            <text:p>2018-02-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8-04-08" calcext:value-type="date">
            <text:p>2018-04-0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4-09" calcext:value-type="date">
            <text:p>2018-04-09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05-24" calcext:value-type="date">
            <text:p>2018-05-2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06-15" calcext:value-type="date">
            <text:p>2018-06-1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7-30" calcext:value-type="date">
            <text:p>2018-07-3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7-31" calcext:value-type="date">
            <text:p>2018-07-3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10-10" calcext:value-type="date">
            <text:p>2018-10-1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10-12" calcext:value-type="date">
            <text:p>2018-10-12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11-14" calcext:value-type="date">
            <text:p>2018-11-1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12-14" calcext:value-type="date">
            <text:p>2018-12-1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3-05" calcext:value-type="date">
            <text:p>2019-03-0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3-12" calcext:value-type="date">
            <text:p>2019-03-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9-06-26" calcext:value-type="date">
            <text:p>2019-06-26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9-09-15" calcext:value-type="date">
            <text:p>2019-09-15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9-11-16" calcext:value-type="date">
            <text:p>2019-11-1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date" office:date-value="2019-12-17" calcext:value-type="date">
            <text:p>2019-12-17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9-12-22" calcext:value-type="date">
            <text:p>2019-12-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date" office:date-value="2017-01-19" calcext:value-type="date">
            <text:p>2017-01-1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17-01-26" calcext:value-type="date">
            <text:p>2017-01-26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date" office:date-value="2017-02-12" calcext:value-type="date">
            <text:p>2017-02-12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7-03-13" calcext:value-type="date">
            <text:p>2017-03-1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7-03-15" calcext:value-type="date">
            <text:p>2017-03-1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17-03-17" calcext:value-type="date">
            <text:p>2017-03-1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date" office:date-value="2017-08-20" calcext:value-type="date">
            <text:p>2017-08-20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7-11-18" calcext:value-type="date">
            <text:p>2017-11-18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7-12-14" calcext:value-type="date">
            <text:p>2017-12-1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8-03-02" calcext:value-type="date">
            <text:p>2018-03-0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date" office:date-value="2018-03-12" calcext:value-type="date">
            <text:p>2018-03-1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.92" calcext:value-type="float">
            <text:p>0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8-05-13" calcext:value-type="date">
            <text:p>2018-05-13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8-05-25" calcext:value-type="date">
            <text:p>2018-05-25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6-16" calcext:value-type="date">
            <text:p>2018-06-16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6-26" calcext:value-type="date">
            <text:p>2018-06-26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07-25" calcext:value-type="date">
            <text:p>2018-07-25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8-13" calcext:value-type="date">
            <text:p>2018-08-13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10-15" calcext:value-type="date">
            <text:p>2018-10-15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11-10" calcext:value-type="date">
            <text:p>2018-11-1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9-01-07" calcext:value-type="date">
            <text:p>2019-01-0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2-10" calcext:value-type="date">
            <text:p>2019-02-1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2-21" calcext:value-type="date">
            <text:p>2019-02-2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9-03-02" calcext:value-type="date">
            <text:p>2019-03-0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5-01" calcext:value-type="date">
            <text:p>2019-05-01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05-05" calcext:value-type="date">
            <text:p>2019-05-05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06-22" calcext:value-type="date">
            <text:p>2019-06-22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9-06-25" calcext:value-type="date">
            <text:p>2019-06-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9-12-03" calcext:value-type="date">
            <text:p>2019-12-0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12-21" calcext:value-type="date">
            <text:p>2019-12-2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date" office:date-value="2017-02-04" calcext:value-type="date">
            <text:p>2017-02-0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7-07-08" calcext:value-type="date">
            <text:p>2017-07-08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3-14" calcext:value-type="date">
            <text:p>2018-03-1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5-11" calcext:value-type="date">
            <text:p>2018-05-11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05-30" calcext:value-type="date">
            <text:p>2018-05-3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9-05" calcext:value-type="date">
            <text:p>2018-09-05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09-06" calcext:value-type="date">
            <text:p>2018-09-06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8-10-23" calcext:value-type="date">
            <text:p>2018-10-23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12-12" calcext:value-type="date">
            <text:p>2018-12-1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19-01-21" calcext:value-type="date">
            <text:p>2019-01-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4-16" calcext:value-type="date">
            <text:p>2019-04-16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7-23" calcext:value-type="date">
            <text:p>2019-07-23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8-14" calcext:value-type="date">
            <text:p>2019-08-1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1" calcext:value-type="date">
            <text:p>2017-01-1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7-04-21" calcext:value-type="date">
            <text:p>2017-04-21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7-06-16" calcext:value-type="date">
            <text:p>2017-06-16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7-06-28" calcext:value-type="date">
            <text:p>2017-06-28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7-11-05" calcext:value-type="date">
            <text:p>2017-11-05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7-11-19" calcext:value-type="date">
            <text:p>2017-11-19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7-11-20" calcext:value-type="date">
            <text:p>2017-11-2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8-01-01" calcext:value-type="date">
            <text:p>2018-01-0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8-01-07" calcext:value-type="date">
            <text:p>2018-01-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01-19" calcext:value-type="date">
            <text:p>2018-01-1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01-20" calcext:value-type="date">
            <text:p>2018-01-2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1-28" calcext:value-type="date">
            <text:p>2018-01-2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04-10" calcext:value-type="date">
            <text:p>2018-04-1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04-11" calcext:value-type="date">
            <text:p>2018-04-1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04-21" calcext:value-type="date">
            <text:p>2018-04-2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6-12" calcext:value-type="date">
            <text:p>2018-06-1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8-07-06" calcext:value-type="date">
            <text:p>2018-07-06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7-10" calcext:value-type="date">
            <text:p>2018-07-10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8-10-17" calcext:value-type="date">
            <text:p>2018-10-17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12-02" calcext:value-type="date">
            <text:p>2018-12-02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8-12-10" calcext:value-type="date">
            <text:p>2018-12-1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73" calcext:value-type="float">
            <text:p>0.73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2-18" calcext:value-type="date">
            <text:p>2019-02-1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9-04-17" calcext:value-type="date">
            <text:p>2019-04-1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05-09" calcext:value-type="date">
            <text:p>2019-05-09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06-04" calcext:value-type="date">
            <text:p>2019-06-04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9-11-21" calcext:value-type="date">
            <text:p>2019-11-21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2-17" calcext:value-type="date">
            <text:p>2017-02-17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4-26" calcext:value-type="date">
            <text:p>2017-04-2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06-29" calcext:value-type="date">
            <text:p>2018-06-2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07-03" calcext:value-type="date">
            <text:p>2018-07-03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8-08-30" calcext:value-type="date">
            <text:p>2018-08-3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8-09-17" calcext:value-type="date">
            <text:p>2018-09-17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date" office:date-value="2018-09-21" calcext:value-type="date">
            <text:p>2018-09-2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12-21" calcext:value-type="date">
            <text:p>2018-12-2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date" office:date-value="2019-01-03" calcext:value-type="date">
            <text:p>2019-01-0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9-01-19" calcext:value-type="date">
            <text:p>2019-01-1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9-07-11" calcext:value-type="date">
            <text:p>2019-07-11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3-10" calcext:value-type="date">
            <text:p>2017-03-1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7-03-11" calcext:value-type="date">
            <text:p>2017-03-1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5-17" calcext:value-type="date">
            <text:p>2017-05-17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2-05" calcext:value-type="date">
            <text:p>2018-02-0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03-04" calcext:value-type="date">
            <text:p>2018-03-0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04-06" calcext:value-type="date">
            <text:p>2018-04-06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18-04-24" calcext:value-type="date">
            <text:p>2018-04-2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18-06-30" calcext:value-type="date">
            <text:p>2018-06-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8-03" calcext:value-type="date">
            <text:p>2018-08-0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8-11-18" calcext:value-type="date">
            <text:p>2018-11-1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8-11-23" calcext:value-type="date">
            <text:p>2018-11-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8-12-04" calcext:value-type="date">
            <text:p>2018-12-0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12-06" calcext:value-type="date">
            <text:p>2018-12-0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12-28" calcext:value-type="date">
            <text:p>2018-12-28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9-02-07" calcext:value-type="date">
            <text:p>2019-02-07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date" office:date-value="2019-02-12" calcext:value-type="date">
            <text:p>2019-02-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9-03-15" calcext:value-type="date">
            <text:p>2019-03-15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date" office:date-value="2019-04-07" calcext:value-type="date">
            <text:p>2019-04-07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4-25" calcext:value-type="date">
            <text:p>2019-04-25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5-23" calcext:value-type="date">
            <text:p>2019-05-2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9-05-24" calcext:value-type="date">
            <text:p>2019-05-24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7-04" calcext:value-type="date">
            <text:p>2019-07-0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7-27" calcext:value-type="date">
            <text:p>2019-07-27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9-11-11" calcext:value-type="date">
            <text:p>2019-11-11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date" office:date-value="2018-08-02" calcext:value-type="date">
            <text:p>2018-08-02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8-08-26" calcext:value-type="date">
            <text:p>2018-08-26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11-02" calcext:value-type="date">
            <text:p>2018-11-0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18-11-21" calcext:value-type="date">
            <text:p>2018-11-21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9-01-16" calcext:value-type="date">
            <text:p>2019-01-1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5-18" calcext:value-type="date">
            <text:p>2019-05-18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6-29" calcext:value-type="date">
            <text:p>2019-06-29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12-10" calcext:value-type="date">
            <text:p>2019-12-10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9-12-26" calcext:value-type="date">
            <text:p>2019-12-2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2-16" calcext:value-type="date">
            <text:p>2017-02-1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4-16" calcext:value-type="date">
            <text:p>2017-04-1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date" office:date-value="2017-04-17" calcext:value-type="date">
            <text:p>2017-04-17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7-05-11" calcext:value-type="date">
            <text:p>2017-05-1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05-30" calcext:value-type="date">
            <text:p>2017-05-3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7-06-03" calcext:value-type="date">
            <text:p>2017-06-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7-06-25" calcext:value-type="date">
            <text:p>2017-06-25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7-30" calcext:value-type="date">
            <text:p>2017-07-3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01-23" calcext:value-type="date">
            <text:p>2018-01-23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date" office:date-value="2018-01-24" calcext:value-type="date">
            <text:p>2018-01-2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3-20" calcext:value-type="date">
            <text:p>2018-03-2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4-04" calcext:value-type="date">
            <text:p>2018-04-04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date" office:date-value="2018-04-15" calcext:value-type="date">
            <text:p>2018-04-15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date" office:date-value="2018-07-19" calcext:value-type="date">
            <text:p>2018-07-19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8-08-20" calcext:value-type="date">
            <text:p>2018-08-20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8-27" calcext:value-type="date">
            <text:p>2018-08-27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10-04" calcext:value-type="date">
            <text:p>2018-10-04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10-07" calcext:value-type="date">
            <text:p>2018-10-07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8-12-17" calcext:value-type="date">
            <text:p>2018-12-1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1-25" calcext:value-type="date">
            <text:p>2019-01-2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7-16" calcext:value-type="date">
            <text:p>2019-07-16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9-12-02" calcext:value-type="date">
            <text:p>2019-12-0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date" office:date-value="2017-05-29" calcext:value-type="date">
            <text:p>2017-05-29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7-06-12" calcext:value-type="date">
            <text:p>2017-06-12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7-07-22" calcext:value-type="date">
            <text:p>2017-07-2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12-01" calcext:value-type="date">
            <text:p>2017-12-0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7-01-13" calcext:value-type="date">
            <text:p>2017-01-13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2-20" calcext:value-type="date">
            <text:p>2017-02-20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7-02-28" calcext:value-type="date">
            <text:p>2017-02-28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7-04-22" calcext:value-type="date">
            <text:p>2017-04-22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7-04-28" calcext:value-type="date">
            <text:p>2017-04-28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7-05-03" calcext:value-type="date">
            <text:p>2017-05-0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7-05-04" calcext:value-type="date">
            <text:p>2017-05-0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7-06-09" calcext:value-type="date">
            <text:p>2017-06-09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7-06-17" calcext:value-type="date">
            <text:p>2017-06-17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7-15" calcext:value-type="date">
            <text:p>2017-07-15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7-10-08" calcext:value-type="date">
            <text:p>2017-10-0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18-01-03" calcext:value-type="date">
            <text:p>2018-01-0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01-26" calcext:value-type="date">
            <text:p>2018-01-2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02-02" calcext:value-type="date">
            <text:p>2018-02-0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8-03-11" calcext:value-type="date">
            <text:p>2018-03-1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8-06-08" calcext:value-type="date">
            <text:p>2018-06-08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6-21" calcext:value-type="date">
            <text:p>2018-06-21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07-20" calcext:value-type="date">
            <text:p>2018-07-20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8-09-18" calcext:value-type="date">
            <text:p>2018-09-1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10-16" calcext:value-type="date">
            <text:p>2018-10-1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8-10-21" calcext:value-type="date">
            <text:p>2018-10-2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10-30" calcext:value-type="date">
            <text:p>2018-10-3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8-11-15" calcext:value-type="date">
            <text:p>2018-11-1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date" office:date-value="2018-11-26" calcext:value-type="date">
            <text:p>2018-11-2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9-02-05" calcext:value-type="date">
            <text:p>2019-02-05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9-04-04" calcext:value-type="date">
            <text:p>2019-04-04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9-04-19" calcext:value-type="date">
            <text:p>2019-04-19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9-06-23" calcext:value-type="date">
            <text:p>2019-06-2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9-06-24" calcext:value-type="date">
            <text:p>2019-06-24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9-11-14" calcext:value-type="date">
            <text:p>2019-11-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9-11-24" calcext:value-type="date">
            <text:p>2019-11-2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12-01" calcext:value-type="date">
            <text:p>2019-12-0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date" office:date-value="2018-09-14" calcext:value-type="date">
            <text:p>2018-09-1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date" office:date-value="2018-10-27" calcext:value-type="date">
            <text:p>2018-10-2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8-12-19" calcext:value-type="date">
            <text:p>2018-12-1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9-01-10" calcext:value-type="date">
            <text:p>2019-01-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date" office:date-value="2019-04-10" calcext:value-type="date">
            <text:p>2019-04-10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9-07-06" calcext:value-type="date">
            <text:p>2019-07-06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9-11-13" calcext:value-type="date">
            <text:p>2019-11-1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9-12-06" calcext:value-type="date">
            <text:p>2019-12-0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7-02-07" calcext:value-type="date">
            <text:p>2017-02-07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date" office:date-value="2017-02-21" calcext:value-type="date">
            <text:p>2017-02-21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9-03" calcext:value-type="date">
            <text:p>2017-09-03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7-16" calcext:value-type="date">
            <text:p>2017-07-16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7-12-17" calcext:value-type="date">
            <text:p>2017-12-1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7-11-08" calcext:value-type="date">
            <text:p>2017-11-0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7-11-09" calcext:value-type="date">
            <text:p>2017-11-0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7-12-18" calcext:value-type="date">
            <text:p>2017-12-1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03-10" calcext:value-type="date">
            <text:p>2018-03-1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8-03-29" calcext:value-type="date">
            <text:p>2018-03-2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date" office:date-value="2018-04-14" calcext:value-type="date">
            <text:p>2018-04-14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date" office:date-value="2018-03-13" calcext:value-type="date">
            <text:p>2018-03-1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5-17" calcext:value-type="date">
            <text:p>2018-05-1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18-08-12" calcext:value-type="date">
            <text:p>2018-08-1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08-21" calcext:value-type="date">
            <text:p>2018-08-21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8-09-13" calcext:value-type="date">
            <text:p>2018-09-13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18-09-20" calcext:value-type="date">
            <text:p>2018-09-20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18-11-04" calcext:value-type="date">
            <text:p>2018-11-0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8-12-05" calcext:value-type="date">
            <text:p>2018-12-0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8-12-09" calcext:value-type="date">
            <text:p>2018-12-0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15.21" calcext:value-type="float">
            <text:p>15.21</text:p>
          </table:table-cell>
        </table:table-row>
        <table:table-row table:style-name="ro1">
          <table:table-cell office:value-type="date" office:date-value="2019-01-17" calcext:value-type="date">
            <text:p>2019-01-1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5-04" calcext:value-type="date">
            <text:p>2019-05-04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9-05-19" calcext:value-type="date">
            <text:p>2019-05-1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9-05-29" calcext:value-type="date">
            <text:p>2019-05-29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9-06-03" calcext:value-type="date">
            <text:p>2019-06-03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9-07-20" calcext:value-type="date">
            <text:p>2019-07-2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9-12-13" calcext:value-type="date">
            <text:p>2019-12-1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17-02-02" calcext:value-type="date">
            <text:p>2017-02-0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7-17" calcext:value-type="date">
            <text:p>2017-07-17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9-02" calcext:value-type="date">
            <text:p>2017-09-02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8-04-25" calcext:value-type="date">
            <text:p>2018-04-2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7-24" calcext:value-type="date">
            <text:p>2018-07-24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8-09-08" calcext:value-type="date">
            <text:p>2018-09-08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8-09-22" calcext:value-type="date">
            <text:p>2018-09-22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9-25" calcext:value-type="date">
            <text:p>2018-09-25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8-11-16" calcext:value-type="date">
            <text:p>2018-11-1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8-12-08" calcext:value-type="date">
            <text:p>2018-12-0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04-21" calcext:value-type="date">
            <text:p>2019-04-21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7-29" calcext:value-type="date">
            <text:p>2019-07-29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11-07" calcext:value-type="date">
            <text:p>2019-11-07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11-26" calcext:value-type="date">
            <text:p>2019-11-26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date" office:date-value="2017-03-03" calcext:value-type="date">
            <text:p>2017-03-0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7-04-05" calcext:value-type="date">
            <text:p>2017-04-05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5-13" calcext:value-type="date">
            <text:p>2017-05-1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5-22" calcext:value-type="date">
            <text:p>2017-05-22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7-03-26" calcext:value-type="date">
            <text:p>2017-03-26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7-12-20" calcext:value-type="date">
            <text:p>2017-12-2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8-02-15" calcext:value-type="date">
            <text:p>2018-02-15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2" calcext:value-type="float">
            <text:p>14.32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date" office:date-value="2018-04-20" calcext:value-type="date">
            <text:p>2018-04-20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05-03" calcext:value-type="date">
            <text:p>2018-05-03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18-05-22" calcext:value-type="date">
            <text:p>2018-05-22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8-06-17" calcext:value-type="date">
            <text:p>2018-06-17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07-07" calcext:value-type="date">
            <text:p>2018-07-0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8-09-26" calcext:value-type="date">
            <text:p>2018-09-2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18-10-24" calcext:value-type="date">
            <text:p>2018-10-2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12-07" calcext:value-type="date">
            <text:p>2018-12-0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8-12-16" calcext:value-type="date">
            <text:p>2018-12-1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12-25" calcext:value-type="date">
            <text:p>2018-12-2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8-12-26" calcext:value-type="date">
            <text:p>2018-12-2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9-01-11" calcext:value-type="date">
            <text:p>2019-01-1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9-02-03" calcext:value-type="date">
            <text:p>2019-02-03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17" calcext:value-type="date">
            <text:p>2019-03-1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3-25" calcext:value-type="date">
            <text:p>2019-03-25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02-22" calcext:value-type="date">
            <text:p>2017-02-2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7-03-16" calcext:value-type="date">
            <text:p>2017-03-1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4-10" calcext:value-type="date">
            <text:p>2017-04-1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date" office:date-value="2017-04-14" calcext:value-type="date">
            <text:p>2017-04-14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5-15" calcext:value-type="date">
            <text:p>2017-05-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7-07-10" calcext:value-type="date">
            <text:p>2017-07-1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date" office:date-value="2017-10-28" calcext:value-type="date">
            <text:p>2017-10-28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12-15" calcext:value-type="date">
            <text:p>2017-12-1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02-25" calcext:value-type="date">
            <text:p>2018-02-25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date" office:date-value="2018-03-25" calcext:value-type="date">
            <text:p>2018-03-2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18-03-30" calcext:value-type="date">
            <text:p>2018-03-30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18-06-06" calcext:value-type="date">
            <text:p>2018-06-06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08-04" calcext:value-type="date">
            <text:p>2018-08-04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9-11" calcext:value-type="date">
            <text:p>2018-09-11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8-12-03" calcext:value-type="date">
            <text:p>2018-12-03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9-05-13" calcext:value-type="date">
            <text:p>2019-05-13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11-22" calcext:value-type="date">
            <text:p>2019-11-22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20-01-02" calcext:value-type="date">
            <text:p>2020-01-0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date" office:date-value="2017-01-09" calcext:value-type="date">
            <text:p>2017-01-0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date" office:date-value="2017-03-06" calcext:value-type="date">
            <text:p>2017-03-06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7-04-20" calcext:value-type="date">
            <text:p>2017-04-2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5-12" calcext:value-type="date">
            <text:p>2017-05-1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7-05-18" calcext:value-type="date">
            <text:p>2017-05-18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17-06-05" calcext:value-type="date">
            <text:p>2017-06-05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17-07-18" calcext:value-type="date">
            <text:p>2017-07-1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7-08-19" calcext:value-type="date">
            <text:p>2017-08-19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date" office:date-value="2017-10-02" calcext:value-type="date">
            <text:p>2017-10-02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7-10-14" calcext:value-type="date">
            <text:p>2017-10-14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7-10-29" calcext:value-type="date">
            <text:p>2017-10-29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2-07" calcext:value-type="date">
            <text:p>2018-02-0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8-02-17" calcext:value-type="date">
            <text:p>2018-02-1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18-04-01" calcext:value-type="date">
            <text:p>2018-04-01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8-04-13" calcext:value-type="date">
            <text:p>2018-04-13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2" calcext:value-type="float">
            <text:p>14.32</text:p>
          </table:table-cell>
        </table:table-row>
        <table:table-row table:style-name="ro1">
          <table:table-cell office:value-type="date" office:date-value="2018-05-01" calcext:value-type="date">
            <text:p>2018-05-0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05-26" calcext:value-type="date">
            <text:p>2018-05-2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18-07-08" calcext:value-type="date">
            <text:p>2018-07-08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date" office:date-value="2018-07-18" calcext:value-type="date">
            <text:p>2018-07-18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7-23" calcext:value-type="date">
            <text:p>2018-07-23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18-08-07" calcext:value-type="date">
            <text:p>2018-08-07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08-09" calcext:value-type="date">
            <text:p>2018-08-09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8-08-10" calcext:value-type="date">
            <text:p>2018-08-10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date" office:date-value="2018-08-31" calcext:value-type="date">
            <text:p>2018-08-31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8-09-10" calcext:value-type="date">
            <text:p>2018-09-1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8-10-11" calcext:value-type="date">
            <text:p>2018-10-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date" office:date-value="2018-10-13" calcext:value-type="date">
            <text:p>2018-10-13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8-10-18" calcext:value-type="date">
            <text:p>2018-10-18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8-10-25" calcext:value-type="date">
            <text:p>2018-10-2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18-12-20" calcext:value-type="date">
            <text:p>2018-12-2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12-22" calcext:value-type="date">
            <text:p>2018-12-2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8-12-30" calcext:value-type="date">
            <text:p>2018-12-3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19-02-04" calcext:value-type="date">
            <text:p>2019-02-04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04-13" calcext:value-type="date">
            <text:p>2019-04-1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19-04-14" calcext:value-type="date">
            <text:p>2019-04-1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date" office:date-value="2019-05-07" calcext:value-type="date">
            <text:p>2019-05-07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05-12" calcext:value-type="date">
            <text:p>2019-05-1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date" office:date-value="2019-07-13" calcext:value-type="date">
            <text:p>2019-07-13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date" office:date-value="2019-09-08" calcext:value-type="date">
            <text:p>2019-09-08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9-09-28" calcext:value-type="date">
            <text:p>2019-09-2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date" office:date-value="2019-11-28" calcext:value-type="date">
            <text:p>2019-11-2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01-19" calcext:value-type="date">
            <text:p>2020-01-1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date" office:date-value="2017-01-04" calcext:value-type="date">
            <text:p>2017-01-04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7-04-12" calcext:value-type="date">
            <text:p>2017-04-12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date" office:date-value="2018-03-15" calcext:value-type="date">
            <text:p>2018-03-1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date" office:date-value="2018-06-23" calcext:value-type="date">
            <text:p>2018-06-23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18-06-27" calcext:value-type="date">
            <text:p>2018-06-27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18-10-19" calcext:value-type="date">
            <text:p>2018-10-19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19-01-13" calcext:value-type="date">
            <text:p>2019-01-1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19-05-03" calcext:value-type="date">
            <text:p>2019-05-03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9-05-10" calcext:value-type="date">
            <text:p>2019-05-10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9-09-13" calcext:value-type="date">
            <text:p>2019-09-13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date" office:date-value="2019-12-19" calcext:value-type="date">
            <text:p>2019-12-1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date" office:date-value="2019-12-23" calcext:value-type="date">
            <text:p>2019-12-2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meta:document-statistic meta:table-count="1" meta:cell-count="13841" meta:object-count="0"/>
  </office:meta>
</office:document-meta>
</file>